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0097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fo:font-weight="bold" officeooo:rsid="000c67f5" officeooo:paragraph-rsid="000ef93e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beration Serif1" fo:font-size="14pt" fo:font-weight="bold" officeooo:rsid="001d9bfa" officeooo:paragraph-rsid="001d9bfa" style:font-name-asian="Noto Sans CJK SC Regular" style:font-size-asian="14pt" style:font-weight-asian="bold" style:font-name-complex="FreeSans" style:font-size-complex="14pt" style:font-weight-complex="bold"/>
    </style:style>
    <style:style style:name="P4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5" style:family="paragraph" style:parent-style-name="Standard">
      <style:text-properties style:font-name="Liberation Serif1" fo:font-size="12pt" fo:font-weight="normal" officeooo:rsid="000ef93e" officeooo:paragraph-rsid="001d9bfa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Standard">
      <style:text-properties officeooo:paragraph-rsid="000c67f5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1943b7" style:font-size-asian="12pt" style:font-size-complex="12pt"/>
    </style:style>
    <style:style style:name="P12" style:family="paragraph" style:parent-style-name="Standard">
      <style:text-properties fo:font-size="12pt" officeooo:rsid="000ca7b9" officeooo:paragraph-rsid="001abf13" style:font-size-asian="12pt" style:font-size-complex="12pt"/>
    </style:style>
    <style:style style:name="P13" style:family="paragraph" style:parent-style-name="Standard">
      <style:text-properties fo:font-size="12pt" officeooo:rsid="000ca7b9" officeooo:paragraph-rsid="001bcb1d" style:font-size-asian="12pt" style:font-size-complex="12pt"/>
    </style:style>
    <style:style style:name="P14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5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6" style:family="paragraph" style:parent-style-name="Standard">
      <style:text-properties fo:font-size="12pt" officeooo:rsid="0012cd2b" officeooo:paragraph-rsid="001943b7" style:font-size-asian="12pt" style:font-size-complex="12pt"/>
    </style:style>
    <style:style style:name="P17" style:family="paragraph" style:parent-style-name="Standard">
      <style:text-properties fo:font-size="12pt" officeooo:rsid="0012cd2b" officeooo:paragraph-rsid="001bcb1d" style:font-size-asian="12pt" style:font-size-complex="12pt"/>
    </style:style>
    <style:style style:name="P18" style:family="paragraph" style:parent-style-name="Standard">
      <style:text-properties fo:font-size="12pt" officeooo:rsid="000e10d7" officeooo:paragraph-rsid="001abf13" style:font-size-asian="12pt" style:font-size-complex="12pt"/>
    </style:style>
    <style:style style:name="P19" style:family="paragraph" style:parent-style-name="Standard">
      <style:text-properties fo:font-size="12pt" officeooo:rsid="0012f8db" officeooo:paragraph-rsid="001abf13" style:font-size-asian="12pt" style:font-size-complex="12pt"/>
    </style:style>
    <style:style style:name="P20" style:family="paragraph" style:parent-style-name="Standard">
      <style:text-properties fo:font-size="12pt" officeooo:rsid="0019484f" officeooo:paragraph-rsid="001abf13" style:font-size-asian="12pt" style:font-size-complex="12pt"/>
    </style:style>
    <style:style style:name="P21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24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25" style:family="paragraph" style:parent-style-name="Standard">
      <style:text-properties officeooo:rsid="000e10d7" officeooo:paragraph-rsid="0012cd2b"/>
    </style:style>
    <style:style style:name="P26" style:family="paragraph" style:parent-style-name="Standard">
      <style:text-properties officeooo:rsid="000e10d7" officeooo:paragraph-rsid="001bcb1d"/>
    </style:style>
    <style:style style:name="P27" style:family="paragraph" style:parent-style-name="Standard">
      <style:text-properties officeooo:rsid="0012cd2b" officeooo:paragraph-rsid="001abf13"/>
    </style:style>
    <style:style style:name="P28" style:family="paragraph" style:parent-style-name="Standard">
      <style:text-properties officeooo:rsid="0012f8db" officeooo:paragraph-rsid="001abf13"/>
    </style:style>
    <style:style style:name="P29" style:family="paragraph" style:parent-style-name="Standard">
      <style:text-properties officeooo:rsid="000e62ae" officeooo:paragraph-rsid="000ca7b9"/>
    </style:style>
    <style:style style:name="P30" style:family="paragraph" style:parent-style-name="Standard">
      <style:text-properties officeooo:paragraph-rsid="001abf13"/>
    </style:style>
    <style:style style:name="P31" style:family="paragraph" style:parent-style-name="Standard">
      <style:text-properties officeooo:paragraph-rsid="001bcb1d"/>
    </style:style>
    <style:style style:name="P32" style:family="paragraph" style:parent-style-name="Standard">
      <style:text-properties officeooo:rsid="001d9bfa" officeooo:paragraph-rsid="001d9bfa"/>
    </style:style>
    <style:style style:name="P33" style:family="paragraph" style:parent-style-name="Table_20_Contents">
      <style:text-properties fo:font-size="14pt" style:font-size-asian="14pt" style:font-size-complex="14pt"/>
    </style:style>
    <style:style style:name="P34" style:family="paragraph" style:parent-style-name="Table_20_Contents">
      <style:text-properties fo:font-size="14pt" style:font-size-asian="12.25pt" style:font-size-complex="14pt"/>
    </style:style>
    <style:style style:name="P35" style:family="paragraph" style:parent-style-name="Table_20_Contents">
      <style:text-properties fo:font-weight="bold" officeooo:paragraph-rsid="0012cd2b" style:font-weight-asian="bold" style:font-weight-complex="bold"/>
    </style:style>
    <style:style style:name="P36" style:family="paragraph" style:parent-style-name="Table_20_Contents">
      <style:text-properties officeooo:paragraph-rsid="001d9bfa"/>
    </style:style>
    <style:style style:name="P37" style:family="paragraph" style:parent-style-name="Standard">
      <style:text-properties officeooo:rsid="001eb2fb" officeooo:paragraph-rsid="001eb2fb"/>
    </style:style>
    <style:style style:name="P38" style:family="paragraph" style:parent-style-name="Standard">
      <style:text-properties officeooo:rsid="000e62ae" officeooo:paragraph-rsid="0012cd2b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2cd2b" style:font-size-asian="12pt" style:font-size-complex="12pt"/>
    </style:style>
    <style:style style:name="T13" style:family="text">
      <style:text-properties officeooo:rsid="000e62a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ff138"/>
    </style:style>
    <style:style style:name="T17" style:family="text">
      <style:text-properties officeooo:rsid="00108f0a"/>
    </style:style>
    <style:style style:name="T18" style:family="text">
      <style:text-properties officeooo:rsid="0011d84d"/>
    </style:style>
    <style:style style:name="T19" style:family="text">
      <style:text-properties officeooo:rsid="0012cd2b"/>
    </style:style>
    <style:style style:name="T20" style:family="text">
      <style:text-properties officeooo:rsid="0012f8db"/>
    </style:style>
    <style:style style:name="T21" style:family="text">
      <style:text-properties officeooo:rsid="0013de48"/>
    </style:style>
    <style:style style:name="T22" style:family="text">
      <style:text-properties officeooo:rsid="001b2f62"/>
    </style:style>
    <style:style style:name="T23" style:family="text">
      <style:text-properties officeooo:rsid="001bcb1d"/>
    </style:style>
    <style:style style:name="T24" style:family="text">
      <style:text-properties officeooo:rsid="001d9b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6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3">Profi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6"/>
          </table:table-cell>
        </table:table-row>
      </table:table>
      <text:p text:style-name="P32">Familiar with multiple programming paradigm: imperative, functional, object oriented, logic</text:p>
      <text:p text:style-name="P32">Familiar with operating system, network layers, database and distributed system,</text:p>
      <text:p text:style-name="P32">Familiar with general algorithms, basic algorithms of machine learning, geometry, graphics,</text:p>
      <text:p text:style-name="P37">Familiar with machine architecture: CPU, SMP, GPU,</text:p>
      <text:p text:style-name="P5"><text:s/></text:p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pan text:style-name="T24">C/</text:span>C++/Java/Python/<text:span text:style-name="T21">Scheme/ML</text:span>, <text:s text:c="3"/>HTML/CSS/JavaScript, </text:p>
      <text:p text:style-name="Standard">OpenGL/WebGL/CUDA, <text:s text:c="4"/><text:span text:style-name="T17">SQL/NoSQL </text:span></text:p>
      <text:p text:style-name="Standard"/>
      <text:p text:style-name="P10">Projects <text:span text:style-name="T16">(</text:span><text:a xlink:type="simple" xlink:href="https://github.com/liuxu1005" text:style-name="Internet_20_link" text:visited-style-name="Visited_20_Internet_20_Link"><text:span text:style-name="T16">github.com/liuxu1005</text:span></text:a><text:span text:style-name="T16"> / </text:span><text:a xlink:type="simple" xlink:href="http://liuxu1005.github.io/" text:style-name="Internet_20_link" text:visited-style-name="Visited_20_Internet_20_Link"><text:span text:style-name="T16">liux1005.github.io</text:span></text:a><text:span text:style-name="T16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/>
          </table:table-cell>
        </table:table-row>
      </table:table>
      <text:p text:style-name="P30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28">Implemented in C and assembly.</text:p>
      <text:p text:style-name="P19">For studying details of operating system. It includes <text:span text:style-name="T23">B</text:span>ooting, <text:span text:style-name="T23">P</text:span>rocess <text:span text:style-name="T23">Management,</text:span> <text:span text:style-name="T23">M</text:span>emory <text:span text:style-name="T23">M</text:span>anagement, <text:span text:style-name="T23">Inter-Process Communication, F</text:span>ile <text:span text:style-name="T23">S</text:span>ystem, <text:span text:style-name="T23">N</text:span>etwork <text:span text:style-name="T23">C</text:span>ard <text:span text:style-name="T23">D</text:span>river, <text:span text:style-name="T23">W</text:span>eb <text:span text:style-name="T23">S</text:span>erver.</text:p>
      <text:p text:style-name="P18"/>
      <text:p text:style-name="P30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27">Implemented in Python.</text:p>
      <text:p text:style-name="P27">For studying details of various layers of networks, it includes basic source coding and channel coding </text:p>
      <text:p text:style-name="P27">algorithms <text:span text:style-name="T20">(data layer)</text:span>, modulat<text:span text:style-name="T20">ing and demodulating signals to medium (data layer), medium access</text:span></text:p>
      <text:p text:style-name="P19">control (data layer), routing algorithm (network layer), transportation control algorithm (transport layer), <text:s/>simple http sever (application layer).</text:p>
      <text:p text:style-name="P19"/>
      <text:p text:style-name="P20"><text:a xlink:type="simple" xlink:href="https://github.com/liuxu1005/System-Design/tree/master/RPC" text:style-name="Internet_20_link" text:visited-style-name="Visited_20_Internet_20_Link">RPC Generator</text:a> (System Design)</text:p>
      <text:p text:style-name="P20">Automatically generat<text:span text:style-name="T22">e</text:span> RPC stubs for given IDL files.</text:p>
      <text:p text:style-name="P20"/>
      <text:p text:style-name="P13"><text:a xlink:type="simple" xlink:href="http://liuxu1005.github.io/graphics/water.html" text:style-name="Internet_20_link" text:visited-style-name="Visited_20_Internet_20_Link">Sphere in Water</text:a> (Computer Graphics)</text:p>
      <text:p text:style-name="P17">Implemented with CSS, Html, JavaScript and WebGL. </text:p>
      <text:p text:style-name="P17">It has features of recursive ray tracing with reflections and refractions, collision detection and response, <text:s/>water wave simulation, caustics simulation.</text:p>
      <text:p text:style-name="P17"/>
      <text:p text:style-name="P31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26"><text:span text:style-name="T19">Implemented with </text:span>Java applet.</text:p>
      <text:p text:style-name="P26"><text:span text:style-name="T19">Three geometry algorithms including</text:span> detecting monotonicity <text:span text:style-name="T19">in O(n),</text:span> <text:span text:style-name="T19">separating non-monotonic </text:span>polygons <text:span text:style-name="T19">into monotonic pieces in O(nlogn), triangulating the monotonic in O(n).</text:span></text:p>
      <text:p text:style-name="P17"><text:a xlink:type="simple" xlink:href="https://github.com/liuxu1005/Operating-System-Engineering" text:style-name="Internet_20_link" text:visited-style-name="Visited_20_Internet_20_Link"><text:span text:style-name="T12"/></text:a></text:p>
      <text:p text:style-name="P12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2">Fin<text:span text:style-name="T20">al p</text:span>aper for System Design class, discuss <text:span text:style-name="T19">features of </text:span>CCN network architecture.</text:p>
      <text:p text:style-name="P16"/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6">Implemented with C and CUDA.</text:p>
      <text:p text:style-name="P16">It compares performance on CPU and GPU of various sorting algorithms including merge sort,</text:p>
      <text:p text:style-name="P16">quick sort, radix sort, bitonic sort.</text:p>
      <text:p text:style-name="P25"/>
      <text:p text:style-name="P25"><text:soft-page-break/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3">es/Perceptron</text:span></text:a><text:span text:style-name="T13"> (Machine Learning)</text:span></text:p>
      <text:p text:style-name="P38"><text:span text:style-name="T11">Basic algorithms from Machine Learning.</text:span></text:p>
      <text:p text:style-name="P29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/>
          </table:table-cell>
        </table:table-row>
      </table:table>
      <text:p text:style-name="P22">From Tufts University:</text:p>
      <text:p text:style-name="P14"><text:s text:c="8"/>Computation Theory, Programming Languages, Discrete Mathematics, Algorithm, Data Structures</text:p>
      <text:p text:style-name="P14"><text:s text:c="8"/>Artificial Intelligence, Machine Learning, Computational Geometry, Computer Graphics,</text:p>
      <text:p text:style-name="P14"><text:s text:c="8"/>Advanced Computer Architecture, Machine Architecture and Assembly Language,</text:p>
      <text:p text:style-name="P14"><text:s text:c="8"/>Database, System Design</text:p>
      <text:p text:style-name="P14"><text:s/></text:p>
      <text:p text:style-name="P22">Taught by self:</text:p>
      <text:p text:style-name="P14"><text:s text:c="8"/>Operating System (following MIT 6.828 Operating System Engineering)</text:p>
      <text:p text:style-name="P14"><text:s text:c="8"/>Networks (following MIT 6.02 Digital Communication and 6.829 Networks)</text:p>
      <text:p text:style-name="P14"/>
      <text:p text:style-name="P24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/>
          </table:table-cell>
        </table:table-row>
      </table:table>
      <text:p text:style-name="P21"><text:span text:style-name="T1">Master of Computer Science <text:s text:c="2"/></text:span><text:span text:style-name="T6">Tufts University, US <text:s text:c="51"/>Aug. 2016</text:span></text:p>
      <text:p text:style-name="P4">Master of Material Science <text:s text:c="4"/><text:span text:style-name="T15">Southwest Jiaotong University, China <text:s text:c="24"/>June 2008</text:span></text:p>
      <text:p text:style-name="P14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/>
          </table:table-cell>
        </table:table-row>
      </table:table>
      <text:p text:style-name="P15"><text:span text:style-name="T8">Application Engineer</text:span><text:span text:style-name="T14"> </text:span><text:s text:c="7"/>Angstrom <text:span text:style-name="T18">Advanced</text:span>, Braintree MA <text:s text:c="20"/>Mar. 2012 – Jan. 2015</text:p>
      <text:p text:style-name="P15">Technical support on application, installation &amp; troubleshooting for chemical/material analysis instruments such as SEM, AFM/SFM, XRD, EDS/WDS, ICP-AES, GC-MS.</text:p>
      <text:p text:style-name="P15"/>
      <text:p text:style-name="P7"><text:span text:style-name="T14">Lithograph/Intergrated Process Engineer</text:span> <text:s text:c="5"/><text:span text:style-name="T11">Shanghai, China <text:s text:c="12"/>Feb. 2008 – Aug. 2010</text:span></text:p>
      <text:p text:style-name="P15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7-20T00:39:12.176096700</dc:date>
    <meta:editing-duration>PT40M39S</meta:editing-duration>
    <meta:editing-cycles>24</meta:editing-cycles>
    <meta:generator>LibreOffice/5.1.4.2$Linux_X86_64 LibreOffice_project/10m0$Build-2</meta:generator>
    <meta:document-statistic meta:table-count="7" meta:image-count="0" meta:object-count="0" meta:page-count="2" meta:paragraph-count="54" meta:word-count="397" meta:character-count="3353" meta:non-whitespace-character-count="2812"/>
  </office:meta>
</office:document-meta>
</file>